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list-style-name="LFO2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list-style-name="LFO2" style:family="paragraph">
      <style:text-properties style:font-name="Arial" style:font-name-complex="Arial" fo:font-size="12pt" style:font-size-asian="12pt" style:font-size-complex="12pt"/>
    </style:style>
    <style:style style:name="P6" style:parent-style-name="Normal" style:list-style-name="LFO2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P8" style:parent-style-name="Titre1" style:family="paragraph">
      <style:text-properties style:font-name="Arial" style:font-name-complex="Arial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name="P10" style:parent-style-name="NormalWeb" style:list-style-name="LFO1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P11" style:parent-style-name="NormalWeb" style:list-style-name="LFO1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P12" style:parent-style-name="Paragraphedeliste" style:list-style-name="LFO1" style:family="paragraph">
      <style:text-properties style:font-name="Arial" style:font-name-complex="Arial" fo:font-size="12pt" style:font-size-asian="12pt" style:font-size-complex="12pt"/>
    </style:style>
    <style:style style:name="P13" style:parent-style-name="Paragraphedeliste" style:list-style-name="LFO1" style:family="paragraph"/>
    <style:style style:name="T14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5" style:parent-style-name="Paragraphedeliste" style:list-style-name="LFO1" style:family="paragraph"/>
    <style:style style:name="T16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7" style:parent-style-name="Paragraphedeliste" style:list-style-name="LFO1" style:family="paragraph"/>
    <style:style style:name="T18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P20" style:parent-style-name="Paragraphedeliste" style:list-style-name="LFO1" style:family="paragraph"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text-properties style:font-name="Arial" style:font-name-complex="Arial" fo:font-size="12pt" style:font-size-asian="12pt" style:font-size-complex="12pt"/>
    </style:style>
    <style:style style:name="P22" style:parent-style-name="Titre1" style:family="paragraph">
      <style:text-properties style:font-name="Arial" style:font-name-complex="Arial"/>
    </style:style>
    <style:style style:name="P23" style:parent-style-name="Normal" style:list-style-name="LFO3" style:family="paragraph"/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list-style-name="LFO3" style:family="paragraph"/>
    <style:style style:name="P27" style:parent-style-name="Normal" style:list-style-name="LFO3" style:family="paragraph"/>
    <style:style style:name="P28" style:parent-style-name="Normal" style:list-style-name="LFO3" style:family="paragraph"/>
    <style:style style:name="P29" style:parent-style-name="Titre1" style:family="paragraph">
      <style:text-properties style:font-name="Arial" style:font-name-complex="Arial"/>
    </style:style>
    <style:style style:name="P30" style:parent-style-name="Normal" style:family="paragraph">
      <style:text-properties style:font-name="Arial" style:font-name-complex="Arial"/>
    </style:style>
    <style:style style:name="P31" style:parent-style-name="Titre1" style:family="paragraph">
      <style:text-properties style:font-name="Arial" style:font-name-complex="Arial"/>
    </style:style>
    <style:style style:name="P32" style:parent-style-name="Normal" style:family="paragraph">
      <style:text-properties style:font-name="Arial" style:font-name-complex="Arial"/>
    </style:style>
    <style:style style:name="P33" style:parent-style-name="Titre2" style:family="paragraph">
      <style:text-properties style:font-name="Arial" style:font-name-complex="Arial"/>
    </style:style>
    <style:style style:name="P34" style:parent-style-name="Normal" style:family="paragraph">
      <style:text-properties style:font-name="Arial" style:font-name-complex="Arial" fo:font-size="12pt" style:font-size-asian="12pt" style:font-size-complex="12pt"/>
    </style:style>
    <style:style style:name="P35" style:parent-style-name="Normal" style:list-style-name="LFO4" style:family="paragraph"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text-properties style:font-name="Arial" style:font-name-complex="Arial" fo:font-size="12pt" style:font-size-asian="12pt" style:font-size-complex="12pt"/>
    </style:style>
    <style:style style:name="P37" style:parent-style-name="Normal" style:family="paragraph">
      <style:text-properties style:font-name="Arial" style:font-name-complex="Arial" fo:font-size="12pt" style:font-size-asian="12pt" style:font-size-complex="12pt"/>
    </style:style>
    <style:style style:name="P38" style:parent-style-name="Normal" style:list-style-name="LFO5" style:family="paragraph">
      <style:text-properties style:font-name="Arial" style:font-name-complex="Arial" fo:font-size="12pt" style:font-size-asian="12pt" style:font-size-complex="12pt"/>
    </style:style>
    <style:style style:name="P39" style:parent-style-name="Normal" style:list-style-name="LFO5" style:family="paragraph">
      <style:text-properties style:font-name="Arial" style:font-name-complex="Arial" fo:font-size="12pt" style:font-size-asian="12pt" style:font-size-complex="12pt"/>
    </style:style>
    <style:style style:name="P40" style:parent-style-name="Normal" style:list-style-name="LFO5" style:family="paragraph">
      <style:text-properties style:font-name="Arial" style:font-name-complex="Arial" fo:font-size="12pt" style:font-size-asian="12pt" style:font-size-complex="12pt"/>
    </style:style>
    <style:style style:name="P41" style:parent-style-name="Normal" style:list-style-name="LFO5" style:family="paragraph"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text-properties style:font-name="Arial" style:font-name-complex="Arial" fo:font-size="12pt" style:font-size-asian="12pt" style:font-size-complex="12pt"/>
    </style:style>
    <style:style style:name="P43" style:parent-style-name="Normal" style:list-style-name="LFO6" style:family="paragraph"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text-properties style:font-name="Arial" style:font-name-complex="Arial" fo:font-size="12pt" style:font-size-asian="12pt" style:font-size-complex="12pt"/>
    </style:style>
    <style:style style:name="P46" style:parent-style-name="Normal" style:list-style-name="LFO7" style:family="paragraph">
      <style:text-properties style:font-name="Arial" style:font-name-complex="Arial" fo:font-size="12pt" style:font-size-asian="12pt" style:font-size-complex="12pt"/>
    </style:style>
    <style:style style:name="P47" style:parent-style-name="Normal" style:list-style-name="LFO7" style:family="paragraph">
      <style:text-properties style:font-name="Arial" style:font-name-complex="Arial" fo:font-size="12pt" style:font-size-asian="12pt" style:font-size-complex="12pt"/>
    </style:style>
    <style:style style:name="P48" style:parent-style-name="Normal" style:list-style-name="LFO7" style:family="paragraph">
      <style:text-properties style:font-name="Arial" style:font-name-complex="Arial" fo:font-size="12pt" style:font-size-asian="12pt" style:font-size-complex="12pt"/>
    </style:style>
    <style:style style:name="P49" style:parent-style-name="Normal" style:list-style-name="LFO7" style:family="paragraph">
      <style:text-properties style:font-name="Arial" style:font-name-complex="Arial" fo:font-size="12pt" style:font-size-asian="12pt" style:font-size-complex="12pt"/>
    </style:style>
    <style:style style:name="P50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1" style:parent-style-name="Normal" style:list-style-name="LFO8" style:family="paragraph"/>
    <style:style style:name="T52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53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55" style:parent-style-name="Normal" style:list-style-name="LFO8" style:family="paragraph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Document de réponse</text:p>
      <text:h text:style-name="Titre1" text:outline-level="1">Présentation du projet</text:h>
      <text:p text:style-name="P2">Le projet SAE 3.02 – Développer des applications communicantes a pour objectif la conception et l’implémentation d’un système de communication client–serveur anonyme, inspiré du principe de routage en oignon (Onion Routing).</text:p>
      <text:p text:style-name="P3">L’architecture repose sur plusieurs entités :</text:p>
      <text:list text:style-name="LFO2" text:continue-numbering="true">
        <text:list-item>
          <text:p text:style-name="P4">un Master (serveur maître),</text:p>
        </text:list-item>
        <text:list-item>
          <text:p text:style-name="P5">plusieurs routeurs virtuels,</text:p>
        </text:list-item>
        <text:list-item>
          <text:p text:style-name="P6">des clients capables d’échanger des messages de manière anonyme.</text:p>
        </text:list-item>
      </text:list>
      <text:p text:style-name="P7">Chaque message est chiffré en plusieurs couches successives et transite par une chaîne de routeurs. Chaque routeur ne connaît que son voisin direct, garantissant ainsi l’anonymat de la communication.</text:p>
      <text:p text:style-name="Normal"/>
      <text:h text:style-name="P8" text:outline-level="1">Eléments implémentés et non implémentés</text:h>
      <text:p text:style-name="P9">Nous avons implémenter les éléments suivants :</text:p>
      <text:list text:style-name="LFO1" text:continue-numbering="true">
        <text:list-item>
          <text:p text:style-name="P10">Routage multi-sauts avec sockets Python</text:p>
        </text:list-item>
        <text:list-item>
          <text:p text:style-name="P11">Gestion multithread des connexions</text:p>
        </text:list-item>
        <text:list-item>
          <text:p text:style-name="P12">Chiffrement asymétrique (clé publique/privée simplifiée)</text:p>
        </text:list-item>
        <text:list-item>
          <text:p text:style-name="P13"><text:span text:style-name="T14">Anonymisation par couches (routage en oignon)</text:span></text:p>
        </text:list-item>
        <text:list-item>
          <text:p text:style-name="P15"><text:span text:style-name="T16">Base de données MariaDB (clés, tables de routage)</text:span></text:p>
        </text:list-item>
        <text:list-item>
          <text:p text:style-name="P17"><text:span text:style-name="T18">Interface Qt (visualisation des connexions, statistiques, client)</text:span></text:p>
        </text:list-item>
      </text:list>
      <text:p text:style-name="P19">Nous n’avons pas implémenter les éléments suivants :</text:p>
      <text:list text:style-name="LFO1" text:continue-numbering="true">
        <text:list-item>
          <text:p text:style-name="P20">Faire en sorte qu’un client soit aussi routeur</text:p>
        </text:list-item>
      </text:list>
      <text:p text:style-name="P21"/>
      <text:h text:style-name="P22" text:outline-level="1">Structure du code, modules, protocole, API</text:h>
      <text:h text:style-name="Titre2" text:outline-level="2">Bibliothèques utilisées :</text:h>
      <text:p text:style-name="Normal">Les bibliothèques Python utilisées dans le projet sont :</text:p>
      <text:list text:style-name="LFO3" text:continue-numbering="true">
        <text:list-item>
          <text:p text:style-name="P23">random : génération aléatoire (choix des routes)</text:p>
        </text:list-item>
        <text:list-item>
          <text:p text:style-name="P24">math : opérations mathématiques liées au chiffrement</text:p>
        </text:list-item>
        <text:list-item>
          <text:p text:style-name="P25">socket : communication réseau TCP</text:p>
        </text:list-item>
        <text:list-item>
          <text:p text:style-name="P26">threading : gestion des connexions simultanées</text:p>
        </text:list-item>
        <text:list-item>
          <text:p text:style-name="P27">time : temporisation et gestion des délais</text:p>
        </text:list-item>
        <text:list-item>
          <text:p text:style-name="P28">sys : récupération des arguments de la ligne de commande</text:p>
        </text:list-item>
      </text:list>
      <text:p text:style-name="Normal">Aucune bibliothèque externe de cryptographie n’a été utilisée, conformément aux contraintes du cahier des charges.</text:p>
      <text:p text:style-name="Normal"/>
      <text:h text:style-name="P29" text:outline-level="1">Description de l’algorithme de chiffrage (forces et faiblesses)</text:h>
      <text:p text:style-name="P30"/>
      <text:h text:style-name="P31" text:outline-level="1">Rapport de projet avec gestion du projet</text:h>
      <text:p text:style-name="P32"/>
      <text:h text:style-name="P33" text:outline-level="2">5.1 Organisation du travail</text:h>
      <text:p text:style-name="P34">Le projet a été réalisé en groupe, avec une répartition claire des tâches :</text:p>
      <text:list text:style-name="LFO4" text:continue-numbering="true">
        <text:list-item>
          <text:p text:style-name="P35">HENRY Aurelien</text:p>
        </text:list-item>
      </text:list>
      <text:p text:style-name="P36">Rôle: chef de projet, dev front, dev back, design, test</text:p>
      <text:p text:style-name="P37">Tâches principales: </text:p>
      <text:list text:style-name="LFO5" text:continue-numbering="true">
        <text:list-item>
          <text:p text:style-name="P38">Routage multi-sauts avec sockets Python</text:p>
        </text:list-item>
        <text:list-item>
          <text:p text:style-name="P39">Gestion multithread des connexions</text:p>
        </text:list-item>
        <text:list-item>
          <text:p text:style-name="P40"> Base de données MariaDB (clés, tables de routage)</text:p>
        </text:list-item>
        <text:list-item>
          <text:p text:style-name="P41">Interface Qt (visualisation des connexions, statistiques, client)</text:p>
        </text:list-item>
      </text:list>
      <text:p text:style-name="P42"><text:line-break/></text:p>
      <text:list text:style-name="LFO6" text:continue-numbering="true">
        <text:list-item>
          <text:p text:style-name="P43">HALTER Mathis</text:p>
        </text:list-item>
      </text:list>
      <text:p text:style-name="P44"><text:tab/>Rôle: dev front, dev back, design, test</text:p>
      <text:p text:style-name="P45">Tâches principales: </text:p>
      <text:list text:style-name="LFO7" text:continue-numbering="true">
        <text:list-item>
          <text:p text:style-name="P46">Chiffrement asymétrique (clé publique/privée simplifiée)</text:p>
        </text:list-item>
        <text:list-item>
          <text:p text:style-name="P47"> Anonymisation par couches (routage en oignon)</text:p>
        </text:list-item>
        <text:list-item>
          <text:p text:style-name="P48"> Base de données MariaDB (clés, tables de routage)</text:p>
        </text:list-item>
        <text:list-item>
          <text:p text:style-name="P49"> Interface Qt (visualisation des connexions, statistiques, client)</text:p>
        </text:list-item>
      </text:list>
      <text:p text:style-name="P50"/>
      <text:h text:style-name="Titre2" text:outline-level="2">5.2 Suivi et outils utilisés</text:h>
      <text:list text:style-name="LFO8" text:continue-numbering="true">
        <text:list-item>
          <text:p text:style-name="P51"><text:span text:style-name="T52">Utilisation de<text:s/></text:span><text:span text:style-name="T53">Git/GitHub</text:span><text:span text:style-name="T54"><text:s/>pour le versionnement du code</text:span></text:p>
        </text:list-item>
        <text:list-item>
          <text:p text:style-name="P55">Respect du planning<text:s/>de développement (diagramme de GANTT dans le rendu préparatoire du projet.</text:p>
        </text:list-item>
      </text:list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5:00Z</meta:creation-date>
    <dc:date>2025-12-17T12:10:00Z</dc:date>
    <meta:template xlink:href="Normal.dotm" xlink:type="simple"/>
    <meta:editing-cycles>5</meta:editing-cycles>
    <meta:editing-duration>PT0S</meta:editing-duration>
    <meta:document-statistic meta:page-count="3" meta:paragraph-count="5" meta:word-count="403" meta:character-count="2616" meta:row-count="18" meta:non-whitespace-character-count="2218"/>
  </office:meta>
</office:document-meta>
</file>